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99.5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59.41pt"/>
    </style:style>
    <style:style style:name="co6" style:family="table-column">
      <style:table-column-properties fo:break-before="auto" style:column-width="85.66pt"/>
    </style:style>
    <style:style style:name="co7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47.54pt" svg:height="256.79pt" svg:x="725.39pt" svg:y="21.06pt">
            <loext:p draw:notify-on-update-of-ranges="Sheet1.F4:Sheet1.F12 Sheet1.G3:Sheet1.G3 Sheet1.G4:Sheet1.G12 Sheet1.F4:Sheet1.F12 Sheet1.H3:Sheet1.H3 Sheet1.H4:Sheet1.H12 Sheet1.F4:Sheet1.F12 Sheet1.I3:Sheet1.I3 Sheet1.I4:Sheet1.I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45.98pt" svg:height="298.91pt" svg:x="726.15pt" svg:y="292.14pt">
            <loext:p draw:notify-on-update-of-ranges="Sheet1.F25:Sheet1.F25 Sheet1.F26:Sheet1.F34 Sheet1.G25:Sheet1.G25 Sheet1.G26:Sheet1.G34 Sheet1.F25:Sheet1.F25 Sheet1.F26:Sheet1.F34 Sheet1.H25:Sheet1.H25 Sheet1.H26:Sheet1.H34 Sheet1.F25:Sheet1.F25 Sheet1.F26:Sheet1.F34 Sheet1.I25:Sheet1.I25 Sheet1.I26:Sheet1.I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98.44pt" svg:height="255.09pt" svg:x="783.72pt" svg:y="622.29pt">
            <loext:p draw:notify-on-update-of-ranges="Sheet1.F50:Sheet1.F50 Sheet1.F51:Sheet1.F59 Sheet1.G50:Sheet1.G50 Sheet1.G51:Sheet1.G59 Sheet1.F50:Sheet1.F50 Sheet1.F51:Sheet1.F59 Sheet1.H50:Sheet1.H50 Sheet1.H51:Sheet1.H5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776.72pt" svg:y="910.12pt">
            <loext:p draw:notify-on-update-of-ranges="Sheet1.F72:Sheet1.F72 Sheet1.F73:Sheet1.F81 Sheet1.G72:Sheet1.G72 Sheet1.G73:Sheet1.G81 Sheet1.F72:Sheet1.F72 Sheet1.F73:Sheet1.F81 Sheet1.H72:Sheet1.H72 Sheet1.H73:Sheet1.H8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Xe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. Workers</text:p>
          </table:table-cell>
          <table:table-cell office:value-type="string" calcext:value-type="string">
            <text:p>Completion Time</text:p>
          </table:table-cell>
          <table:table-cell office:value-type="string" calcext:value-type="string">
            <text:p>Cleaned Comp. Time</text:p>
          </table:table-cell>
          <table:table-cell office:value-type="string" calcext:value-type="string">
            <text:p>Average Comp. Time</text:p>
          </table:table-cell>
          <table:table-cell/>
          <table:table-cell office:value-type="string" calcext:value-type="string">
            <text:p>Completion 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4"/>
          <table:table-cell office:value-type="string" calcext:value-type="string">
            <text:p>Number of Workers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equential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37.4932" calcext:value-type="float">
            <text:p>37.4932</text:p>
          </table:table-cell>
          <table:table-cell/>
          <table:table-cell table:formula="of:= AVERAGE([.C4:.C10])" office:value-type="float" office:value="28.44498" calcext:value-type="float">
            <text:p>28.4449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3]" office:value-type="float" office:value="30.82624" calcext:value-type="float">
            <text:p>30.82624</text:p>
          </table:table-cell>
          <table:table-cell table:formula="of:=[.D86]" office:value-type="float" office:value="42.15874" calcext:value-type="float">
            <text:p>42.15874</text:p>
          </table:table-cell>
          <table:table-cell table:formula="of:=[.D4]" office:value-type="float" office:value="28.44498" calcext:value-type="float">
            <text:p>28.44498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26.4194" calcext:value-type="float">
            <text:p>26.419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D21]" office:value-type="float" office:value="23.8155" calcext:value-type="float">
            <text:p>23.8155</text:p>
          </table:table-cell>
          <table:table-cell table:formula="of:=[.D94]" office:value-type="float" office:value="29.04506" calcext:value-type="float">
            <text:p>29.04506</text:p>
          </table:table-cell>
          <table:table-cell table:formula="of:=[.I4]" office:value-type="float" office:value="28.44498" calcext:value-type="float">
            <text:p>28.44498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27.4201" calcext:value-type="float">
            <text:p>27.42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29]" office:value-type="float" office:value="19.70668" calcext:value-type="float">
            <text:p>19.70668</text:p>
          </table:table-cell>
          <table:table-cell table:formula="of:=[.D102]" office:value-type="float" office:value="19.0932" calcext:value-type="float">
            <text:p>19.0932</text:p>
          </table:table-cell>
          <table:table-cell table:formula="of:=[.I5]" office:value-type="float" office:value="28.44498" calcext:value-type="float">
            <text:p>28.44498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27.0101" calcext:value-type="float">
            <text:p>27.010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D37]" office:value-type="float" office:value="16.42612" calcext:value-type="float">
            <text:p>16.42612</text:p>
          </table:table-cell>
          <table:table-cell table:formula="of:=[.D110]" office:value-type="float" office:value="17.48074" calcext:value-type="float">
            <text:p>17.48074</text:p>
          </table:table-cell>
          <table:table-cell table:formula="of:=[.I6]" office:value-type="float" office:value="28.44498" calcext:value-type="float">
            <text:p>28.44498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29.0412" calcext:value-type="float">
            <text:p>29.041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D45]" office:value-type="float" office:value="15.19854" calcext:value-type="float">
            <text:p>15.19854</text:p>
          </table:table-cell>
          <table:table-cell table:formula="of:=[.D118]" office:value-type="float" office:value="15.62014" calcext:value-type="float">
            <text:p>15.62014</text:p>
          </table:table-cell>
          <table:table-cell table:formula="of:=[.I7]" office:value-type="float" office:value="28.44498" calcext:value-type="float">
            <text:p>28.44498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28.6703" calcext:value-type="float">
            <text:p>28.670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D53]" office:value-type="float" office:value="13.74184" calcext:value-type="float">
            <text:p>13.74184</text:p>
          </table:table-cell>
          <table:table-cell table:formula="of:=[.D126]" office:value-type="float" office:value="14.9083" calcext:value-type="float">
            <text:p>14.9083</text:p>
          </table:table-cell>
          <table:table-cell table:formula="of:=[.I8]" office:value-type="float" office:value="28.44498" calcext:value-type="float">
            <text:p>28.44498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30.0832" calcext:value-type="float">
            <text:p>30.083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D61]" office:value-type="float" office:value="12.48354" calcext:value-type="float">
            <text:p>12.48354</text:p>
          </table:table-cell>
          <table:table-cell table:formula="of:=[.D134]" office:value-type="float" office:value="13.80972" calcext:value-type="float">
            <text:p>13.80972</text:p>
          </table:table-cell>
          <table:table-cell table:formula="of:=[.I9]" office:value-type="float" office:value="28.44498" calcext:value-type="float">
            <text:p>28.4449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D69]" office:value-type="float" office:value="11.47672" calcext:value-type="float">
            <text:p>11.47672</text:p>
          </table:table-cell>
          <table:table-cell table:formula="of:=[.D142]" office:value-type="float" office:value="14.9589" calcext:value-type="float">
            <text:p>14.9589</text:p>
          </table:table-cell>
          <table:table-cell table:formula="of:=[.I10]" office:value-type="float" office:value="28.44498" calcext:value-type="float">
            <text:p>28.44498</text:p>
          </table:table-cell>
          <table:table-cell/>
        </table:table-row>
        <table:table-row table:style-name="ro1">
          <table:table-cell office:value-type="string" calcext:value-type="string">
            <text:p>Fast Flow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D77]" office:value-type="float" office:value="11.38564" calcext:value-type="float">
            <text:p>11.38564</text:p>
          </table:table-cell>
          <table:table-cell table:formula="of:=[.D150]" office:value-type="float" office:value="13.96256" calcext:value-type="float">
            <text:p>13.96256</text:p>
          </table:table-cell>
          <table:table-cell table:formula="of:=[.I11]" office:value-type="float" office:value="28.44498" calcext:value-type="float">
            <text:p>28.4449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3.062" calcext:value-type="float">
            <text:p>33.062</text:p>
          </table:table-cell>
          <table:table-cell table:formula="of:=AVERAGE([.C13:.C19])" office:value-type="float" office:value="30.82624" calcext:value-type="float">
            <text:p>30.8262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937" calcext:value-type="float">
            <text:p>23.93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8.045" calcext:value-type="float">
            <text:p>28.04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9.3176" calcext:value-type="float">
            <text:p>29.317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4.552" calcext:value-type="float">
            <text:p>34.55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9.1546" calcext:value-type="float">
            <text:p>29.154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7511" calcext:value-type="float">
            <text:p>33.751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2.6998" calcext:value-type="float">
            <text:p>22.6998</text:p>
          </table:table-cell>
          <table:table-cell table:formula="of:=AVERAGE([.C21:.C27])" office:value-type="float" office:value="23.8155" calcext:value-type="float">
            <text:p>23.815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4.7697" calcext:value-type="float">
            <text:p>24.769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4005" calcext:value-type="float">
            <text:p>21.400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5.6722" calcext:value-type="float">
            <text:p>25.6722</text:p>
          </table:table-cell>
          <table:table-cell table:number-columns-repeated="2"/>
          <table:table-cell office:value-type="string" calcext:value-type="string">
            <text:p>Speedup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0.4514" calcext:value-type="float">
            <text:p>20.4514</text:p>
          </table:table-cell>
          <table:table-cell table:number-columns-repeated="2"/>
          <table:table-cell office:value-type="string" calcext:value-type="string">
            <text:p>Number of Workers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Idea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5926" calcext:value-type="float">
            <text:p>26.59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I4]/[.G4]" office:value-type="float" office:value="0.922752174770585" calcext:value-type="float">
            <text:p>0.9227521748</text:p>
          </table:table-cell>
          <table:table-cell table:formula="of:=[.I4]/[.H4]" office:value-type="float" office:value="0.674711340993588" calcext:value-type="float">
            <text:p>0.674711341</text:p>
          </table:table-cell>
          <table:table-cell table:formula="of:=[.F2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5.4844" calcext:value-type="float">
            <text:p>25.48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I5]/[.G5]" office:value-type="float" office:value="1.19438936826856" calcext:value-type="float">
            <text:p>1.1943893683</text:p>
          </table:table-cell>
          <table:table-cell table:formula="of:=[.I5]/[.H5]" office:value-type="float" office:value="0.979339688057108" calcext:value-type="float">
            <text:p>0.9793396881</text:p>
          </table:table-cell>
          <table:table-cell table:formula="of:=[.F27]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I6]/[.G6]" office:value-type="float" office:value="1.44341817089434" calcext:value-type="float">
            <text:p>1.4434181709</text:p>
          </table:table-cell>
          <table:table-cell table:formula="of:=[.I6]/[.H6]" office:value-type="float" office:value="1.48979636729307" calcext:value-type="float">
            <text:p>1.4897963673</text:p>
          </table:table-cell>
          <table:table-cell table:formula="of:=[.F2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9.1017" calcext:value-type="float">
            <text:p>19.1017</text:p>
          </table:table-cell>
          <table:table-cell table:formula="of:=AVERAGE([.C29:.C35])" office:value-type="float" office:value="19.70668" calcext:value-type="float">
            <text:p>19.70668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7]/[.G7]" office:value-type="float" office:value="1.73169196377477" calcext:value-type="float">
            <text:p>1.7316919638</text:p>
          </table:table-cell>
          <table:table-cell table:formula="of:=[.I7]/[.H7]" office:value-type="float" office:value="1.62721829853885" calcext:value-type="float">
            <text:p>1.6272182985</text:p>
          </table:table-cell>
          <table:table-cell table:formula="of:=[.F2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0265" calcext:value-type="float">
            <text:p>18.026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I8]/[.G8]" office:value-type="float" office:value="1.87156003142407" calcext:value-type="float">
            <text:p>1.8715600314</text:p>
          </table:table-cell>
          <table:table-cell table:formula="of:=[.I8]/[.H8]" office:value-type="float" office:value="1.82104513787969" calcext:value-type="float">
            <text:p>1.8210451379</text:p>
          </table:table-cell>
          <table:table-cell table:formula="of:=[.F30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9.1894" calcext:value-type="float">
            <text:p>19.189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I9]/[.G9]" office:value-type="float" office:value="2.06995424193558" calcext:value-type="float">
            <text:p>2.0699542419</text:p>
          </table:table-cell>
          <table:table-cell table:formula="of:=[.I9]/[.H9]" office:value-type="float" office:value="1.90799621687248" calcext:value-type="float">
            <text:p>1.9079962169</text:p>
          </table:table-cell>
          <table:table-cell table:formula="of:=[.F3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.4324" calcext:value-type="float">
            <text:p>22.432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I10]/[.G10]" office:value-type="float" office:value="2.2785988589775" calcext:value-type="float">
            <text:p>2.278598859</text:p>
          </table:table-cell>
          <table:table-cell table:formula="of:=[.I10]/[.H10]" office:value-type="float" office:value="2.05977963347555" calcext:value-type="float">
            <text:p>2.0597796335</text:p>
          </table:table-cell>
          <table:table-cell table:formula="of:=[.F32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1.6653" calcext:value-type="float">
            <text:p>21.665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I11]/[.G11]" office:value-type="float" office:value="2.47849385538725" calcext:value-type="float">
            <text:p>2.4784938554</text:p>
          </table:table-cell>
          <table:table-cell table:formula="of:=[.I11]/[.H11]" office:value-type="float" office:value="1.90154222569841" calcext:value-type="float">
            <text:p>1.9015422257</text:p>
          </table:table-cell>
          <table:table-cell table:formula="of:=[.F33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9.642" calcext:value-type="float">
            <text:p>19.6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I12]/[.G12]" office:value-type="float" office:value="2.49832069167829" calcext:value-type="float">
            <text:p>2.4983206917</text:p>
          </table:table-cell>
          <table:table-cell table:formula="of:=[.I12]/[.H12]" office:value-type="float" office:value="2.03723242729127" calcext:value-type="float">
            <text:p>2.0372324273</text:p>
          </table:table-cell>
          <table:table-cell table:formula="of:=[.F34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8.935" calcext:value-type="float">
            <text:p>18.93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1872" calcext:value-type="float">
            <text:p>14.1872</text:p>
          </table:table-cell>
          <table:table-cell/>
          <table:table-cell table:formula="of:=AVERAGE([.C37:.C43])" office:value-type="float" office:value="16.42612" calcext:value-type="float">
            <text:p>16.4261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4.8139" calcext:value-type="float">
            <text:p>14.813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8.2662" calcext:value-type="float">
            <text:p>18.266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6.8083" calcext:value-type="float">
            <text:p>16.808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6.9338" calcext:value-type="float">
            <text:p>16.933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2144" calcext:value-type="float">
            <text:p>19.214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.3084" calcext:value-type="float">
            <text:p>15.308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.1238" calcext:value-type="float">
            <text:p>15.1238</text:p>
          </table:table-cell>
          <table:table-cell table:formula="of:=AVERAGE([.C45:.C51])" office:value-type="float" office:value="15.19854" calcext:value-type="float">
            <text:p>15.1985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.7151" calcext:value-type="float">
            <text:p>15.715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9023" calcext:value-type="float">
            <text:p>15.902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.1066" calcext:value-type="float">
            <text:p>15.106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.3353" calcext:value-type="float">
            <text:p>15.3353</text:p>
          </table:table-cell>
          <table:table-cell table:number-columns-repeated="2"/>
          <table:table-cell office:value-type="string" calcext:value-type="string">
            <text:p>Scalability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5681" calcext:value-type="float">
            <text:p>14.5681</text:p>
          </table:table-cell>
          <table:table-cell table:number-columns-repeated="3"/>
          <table:table-cell office:value-type="string" calcext:value-type="string">
            <text:p>Number of Workers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FastFlow(1)</text:p>
          </table:table-cell>
          <table:table-cell office:value-type="string" calcext:value-type="string">
            <text:p>Threads(1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4.7119" calcext:value-type="float">
            <text:p>14.71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I51]/[.G4]" office:value-type="float" office:value="1" calcext:value-type="float">
            <text:p>1</text:p>
          </table:table-cell>
          <table:table-cell table:formula="of:=[.J51]/[.H4]" office:value-type="float" office:value="1" calcext:value-type="float">
            <text:p>1</text:p>
          </table:table-cell>
          <table:table-cell table:formula="of:=[.D13]" office:value-type="float" office:value="30.82624" calcext:value-type="float">
            <text:p>30.82624</text:p>
          </table:table-cell>
          <table:table-cell table:formula="of:=[.D86]" office:value-type="float" office:value="42.15874" calcext:value-type="float">
            <text:p>42.15874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[.I52]/[.G5]" office:value-type="float" office:value="1.29437719132498" calcext:value-type="float">
            <text:p>1.2943771913</text:p>
          </table:table-cell>
          <table:table-cell table:formula="of:=[.J52]/[.H5]" office:value-type="float" office:value="1.45149433328766" calcext:value-type="float">
            <text:p>1.4514943333</text:p>
          </table:table-cell>
          <table:table-cell table:formula="of:=[.I51]" office:value-type="float" office:value="30.82624" calcext:value-type="float">
            <text:p>30.82624</text:p>
          </table:table-cell>
          <table:table-cell table:formula="of:=[.J51]" office:value-type="float" office:value="42.15874" calcext:value-type="float">
            <text:p>42.158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4.6909" calcext:value-type="float">
            <text:p>14.6909</text:p>
          </table:table-cell>
          <table:table-cell table:formula="of:=AVERAGE([.C53:.C59])" office:value-type="float" office:value="13.74184" calcext:value-type="float">
            <text:p>13.7418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I53]/[.G6]" office:value-type="float" office:value="1.56425333947677" calcext:value-type="float">
            <text:p>1.5642533395</text:p>
          </table:table-cell>
          <table:table-cell table:formula="of:=[.J53]/[.H6]" office:value-type="float" office:value="2.20804998638259" calcext:value-type="float">
            <text:p>2.2080499864</text:p>
          </table:table-cell>
          <table:table-cell table:formula="of:=[.I52]" office:value-type="float" office:value="30.82624" calcext:value-type="float">
            <text:p>30.82624</text:p>
          </table:table-cell>
          <table:table-cell table:formula="of:=[.J52]" office:value-type="float" office:value="42.15874" calcext:value-type="float">
            <text:p>42.158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2.8094" calcext:value-type="float">
            <text:p>12.809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I54]/[.G7]" office:value-type="float" office:value="1.87665985637509" calcext:value-type="float">
            <text:p>1.8766598564</text:p>
          </table:table-cell>
          <table:table-cell table:formula="of:=[.J54]/[.H7]" office:value-type="float" office:value="2.41172513291771" calcext:value-type="float">
            <text:p>2.4117251329</text:p>
          </table:table-cell>
          <table:table-cell table:formula="of:=[.I53]" office:value-type="float" office:value="30.82624" calcext:value-type="float">
            <text:p>30.82624</text:p>
          </table:table-cell>
          <table:table-cell table:formula="of:=[.J53]" office:value-type="float" office:value="42.15874" calcext:value-type="float">
            <text:p>42.158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3.2171" calcext:value-type="float">
            <text:p>13.217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I55]/[.G8]" office:value-type="float" office:value="2.02823692275705" calcext:value-type="float">
            <text:p>2.0282369228</text:p>
          </table:table-cell>
          <table:table-cell table:formula="of:=[.J55]/[.H8]" office:value-type="float" office:value="2.69899885660436" calcext:value-type="float">
            <text:p>2.6989988566</text:p>
          </table:table-cell>
          <table:table-cell table:formula="of:=[.I54]" office:value-type="float" office:value="30.82624" calcext:value-type="float">
            <text:p>30.82624</text:p>
          </table:table-cell>
          <table:table-cell table:formula="of:=[.J54]" office:value-type="float" office:value="42.15874" calcext:value-type="float">
            <text:p>42.158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3.1477" calcext:value-type="float">
            <text:p>13.147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I56]/[.G9]" office:value-type="float" office:value="2.243239624388" calcext:value-type="float">
            <text:p>2.2432396244</text:p>
          </table:table-cell>
          <table:table-cell table:formula="of:=[.J56]/[.H9]" office:value-type="float" office:value="2.82787038092874" calcext:value-type="float">
            <text:p>2.8278703809</text:p>
          </table:table-cell>
          <table:table-cell table:formula="of:=[.I55]" office:value-type="float" office:value="30.82624" calcext:value-type="float">
            <text:p>30.82624</text:p>
          </table:table-cell>
          <table:table-cell table:formula="of:=[.J55]" office:value-type="float" office:value="42.15874" calcext:value-type="float">
            <text:p>42.158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394" calcext:value-type="float">
            <text:p>16.39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I57]/[.G10]" office:value-type="float" office:value="2.46935084118768" calcext:value-type="float">
            <text:p>2.4693508412</text:p>
          </table:table-cell>
          <table:table-cell table:formula="of:=[.J57]/[.H10]" office:value-type="float" office:value="3.05283090460922" calcext:value-type="float">
            <text:p>3.0528309046</text:p>
          </table:table-cell>
          <table:table-cell table:formula="of:=[.I56]" office:value-type="float" office:value="30.82624" calcext:value-type="float">
            <text:p>30.82624</text:p>
          </table:table-cell>
          <table:table-cell table:formula="of:=[.J56]" office:value-type="float" office:value="42.15874" calcext:value-type="float">
            <text:p>42.158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0659" calcext:value-type="float">
            <text:p>12.065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I58]/[.G11]" office:value-type="float" office:value="2.68597996640155" calcext:value-type="float">
            <text:p>2.6859799664</text:p>
          </table:table-cell>
          <table:table-cell table:formula="of:=[.J58]/[.H11]" office:value-type="float" office:value="2.81830482187861" calcext:value-type="float">
            <text:p>2.8183048219</text:p>
          </table:table-cell>
          <table:table-cell table:formula="of:=[.I57]" office:value-type="float" office:value="30.82624" calcext:value-type="float">
            <text:p>30.82624</text:p>
          </table:table-cell>
          <table:table-cell table:formula="of:=[.J57]" office:value-type="float" office:value="42.15874" calcext:value-type="float">
            <text:p>42.158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4.8441" calcext:value-type="float">
            <text:p>14.84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I59]/[.G12]" office:value-type="float" office:value="2.70746659827643" calcext:value-type="float">
            <text:p>2.7074665983</text:p>
          </table:table-cell>
          <table:table-cell table:formula="of:=[.J59]/[.H12]" office:value-type="float" office:value="3.01941334540371" calcext:value-type="float">
            <text:p>3.0194133454</text:p>
          </table:table-cell>
          <table:table-cell table:formula="of:=[.I58]" office:value-type="float" office:value="30.82624" calcext:value-type="float">
            <text:p>30.82624</text:p>
          </table:table-cell>
          <table:table-cell table:formula="of:=[.J58]" office:value-type="float" office:value="42.15874" calcext:value-type="float">
            <text:p>42.1587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0.941" calcext:value-type="float">
            <text:p>10.941</text:p>
          </table:table-cell>
          <table:table-cell table:formula="of:=AVERAGE([.C61:.C67])" office:value-type="float" office:value="12.48354" calcext:value-type="float">
            <text:p>12.4835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1.9844" calcext:value-type="float">
            <text:p>11.984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6327" calcext:value-type="float">
            <text:p>14.632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2.5238" calcext:value-type="float">
            <text:p>12.5238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4.4141" calcext:value-type="float">
            <text:p>14.414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2.5544" calcext:value-type="float">
            <text:p>12.554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5436" calcext:value-type="float">
            <text:p>10.543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742" calcext:value-type="float">
            <text:p>10.742</text:p>
          </table:table-cell>
          <table:table-cell/>
          <table:table-cell table:formula="of:=AVERAGE([.C69:.C75])" office:value-type="float" office:value="11.47672" calcext:value-type="float">
            <text:p>11.4767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0.7939" calcext:value-type="float">
            <text:p>10.7939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7919" calcext:value-type="float">
            <text:p>13.7919</text:p>
          </table:table-cell>
          <table:table-cell table:number-columns-repeated="3"/>
          <table:table-cell office:value-type="string" calcext:value-type="string">
            <text:p>Efficiency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1.2354" calcext:value-type="float">
            <text:p>11.2354</text:p>
          </table:table-cell>
          <table:table-cell table:number-columns-repeated="2"/>
          <table:table-cell office:value-type="string" calcext:value-type="string">
            <text:p>Number of Workers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Ideal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2.2159" calcext:value-type="float">
            <text:p>12.21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I73]/[.G4]" office:value-type="float" office:value="0.922752174770585" calcext:value-type="float">
            <text:p>0.9227521748</text:p>
          </table:table-cell>
          <table:table-cell table:formula="of:=[.I73]/[.H4]" office:value-type="float" office:value="0.674711340993588" calcext:value-type="float">
            <text:p>0.674711341</text:p>
          </table:table-cell>
          <table:table-cell table:formula="of:=[.I4]/[.F4]" office:value-type="float" office:value="28.44498" calcext:value-type="float">
            <text:p>28.4449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1.6749" calcext:value-type="float">
            <text:p>11.67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I74]/[.G5]" office:value-type="float" office:value="0.597194684134282" calcext:value-type="float">
            <text:p>0.5971946841</text:p>
          </table:table-cell>
          <table:table-cell table:formula="of:=[.I74]/[.H5]" office:value-type="float" office:value="0.489669844028554" calcext:value-type="float">
            <text:p>0.489669844</text:p>
          </table:table-cell>
          <table:table-cell table:formula="of:=[.I5]/[.F5]" office:value-type="float" office:value="14.22249" calcext:value-type="float">
            <text:p>14.2224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1.4635" calcext:value-type="float">
            <text:p>11.46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I75]/[.G6]" office:value-type="float" office:value="0.360854542723584" calcext:value-type="float">
            <text:p>0.3608545427</text:p>
          </table:table-cell>
          <table:table-cell table:formula="of:=[.I75]/[.H6]" office:value-type="float" office:value="0.372449091823267" calcext:value-type="float">
            <text:p>0.3724490918</text:p>
          </table:table-cell>
          <table:table-cell table:formula="of:=[.I6]/[.F6]" office:value-type="float" office:value="7.111245" calcext:value-type="float">
            <text:p>7.111245</text:p>
          </table:table-cell>
          <table:table-cell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I76]/[.G7]" office:value-type="float" office:value="0.288615327295795" calcext:value-type="float">
            <text:p>0.2886153273</text:p>
          </table:table-cell>
          <table:table-cell table:formula="of:=[.I76]/[.H7]" office:value-type="float" office:value="0.271203049756475" calcext:value-type="float">
            <text:p>0.2712030498</text:p>
          </table:table-cell>
          <table:table-cell table:formula="of:=[.I7]/[.F7]" office:value-type="float" office:value="4.74083" calcext:value-type="float">
            <text:p>4.7408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1.0435" calcext:value-type="float">
            <text:p>11.0435</text:p>
          </table:table-cell>
          <table:table-cell table:formula="of:=AVERAGE([.C77:.C83])" office:value-type="float" office:value="11.38564" calcext:value-type="float">
            <text:p>11.3856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I77]/[.G8]" office:value-type="float" office:value="0.233945003928009" calcext:value-type="float">
            <text:p>0.2339450039</text:p>
          </table:table-cell>
          <table:table-cell table:formula="of:=[.I77]/[.H8]" office:value-type="float" office:value="0.227630642234961" calcext:value-type="float">
            <text:p>0.2276306422</text:p>
          </table:table-cell>
          <table:table-cell table:formula="of:=[.I8]/[.F8]" office:value-type="float" office:value="3.5556225" calcext:value-type="float">
            <text:p>3.55562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5818" calcext:value-type="float">
            <text:p>13.581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I78]/[.G9]" office:value-type="float" office:value="0.206995424193558" calcext:value-type="float">
            <text:p>0.2069954242</text:p>
          </table:table-cell>
          <table:table-cell table:formula="of:=[.I78]/[.H9]" office:value-type="float" office:value="0.190799621687248" calcext:value-type="float">
            <text:p>0.1907996217</text:p>
          </table:table-cell>
          <table:table-cell table:formula="of:=[.I9]/[.F9]" office:value-type="float" office:value="2.844498" calcext:value-type="float">
            <text:p>2.84449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2.4178" calcext:value-type="float">
            <text:p>12.417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I79]/[.G10]" office:value-type="float" office:value="0.189883238248125" calcext:value-type="float">
            <text:p>0.1898832382</text:p>
          </table:table-cell>
          <table:table-cell table:formula="of:=[.I79]/[.H10]" office:value-type="float" office:value="0.171648302789629" calcext:value-type="float">
            <text:p>0.1716483028</text:p>
          </table:table-cell>
          <table:table-cell table:formula="of:=[.I10]/[.F10]" office:value-type="float" office:value="2.370415" calcext:value-type="float">
            <text:p>2.3704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1.5918" calcext:value-type="float">
            <text:p>11.591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I80]/[.G11]" office:value-type="float" office:value="0.177035275384804" calcext:value-type="float">
            <text:p>0.1770352754</text:p>
          </table:table-cell>
          <table:table-cell table:formula="of:=[.I80]/[.H11]" office:value-type="float" office:value="0.135824444692744" calcext:value-type="float">
            <text:p>0.1358244447</text:p>
          </table:table-cell>
          <table:table-cell table:formula="of:=[.I11]/[.F11]" office:value-type="float" office:value="2.03178428571429" calcext:value-type="float">
            <text:p>2.031784285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1.5956" calcext:value-type="float">
            <text:p>11.59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I81]/[.G12]" office:value-type="float" office:value="0.156145043229893" calcext:value-type="float">
            <text:p>0.1561450432</text:p>
          </table:table-cell>
          <table:table-cell table:formula="of:=[.I81]/[.H12]" office:value-type="float" office:value="0.127327026705704" calcext:value-type="float">
            <text:p>0.1273270267</text:p>
          </table:table-cell>
          <table:table-cell table:formula="of:=[.I12]/[.F12]" office:value-type="float" office:value="1.77781125" calcext:value-type="float">
            <text:p>1.777811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0.2795" calcext:value-type="float">
            <text:p>10.279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88596" calcext:value-type="float">
            <text:p>9.8859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read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.2174" calcext:value-type="float">
            <text:p>53.2174</text:p>
          </table:table-cell>
          <table:table-cell/>
          <table:table-cell table:formula="of:=AVERAGE([.C86:.C92])" office:value-type="float" office:value="42.15874" calcext:value-type="float">
            <text:p>42.1587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4.2164" calcext:value-type="float">
            <text:p>44.216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3.7467" calcext:value-type="float">
            <text:p>43.746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.5736" calcext:value-type="float">
            <text:p>39.573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0.4354" calcext:value-type="float">
            <text:p>40.435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1.6745" calcext:value-type="float">
            <text:p>41.674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0.7207" calcext:value-type="float">
            <text:p>40.720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453" calcext:value-type="float">
            <text:p>26.453</text:p>
          </table:table-cell>
          <table:table-cell/>
          <table:table-cell table:formula="of:=AVERAGE([.C94:.C100])" office:value-type="float" office:value="29.04506" calcext:value-type="float">
            <text:p>29.0450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8.5775" calcext:value-type="float">
            <text:p>28.577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3.5621" calcext:value-type="float">
            <text:p>33.562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.2738" calcext:value-type="float">
            <text:p>41.273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7.9019" calcext:value-type="float">
            <text:p>27.901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8.0519" calcext:value-type="float">
            <text:p>28.051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7.1319" calcext:value-type="float">
            <text:p>27.131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9.8097" calcext:value-type="float">
            <text:p>19.8097</text:p>
          </table:table-cell>
          <table:table-cell table:formula="of:=AVERAGE([.C102:.C108])" office:value-type="float" office:value="19.0932" calcext:value-type="float">
            <text:p>19.093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9.8469" calcext:value-type="float">
            <text:p>19.846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3028" calcext:value-type="float">
            <text:p>18.302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8.5909" calcext:value-type="float">
            <text:p>18.590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8.4174" calcext:value-type="float">
            <text:p>18.417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8.8011" calcext:value-type="float">
            <text:p>18.801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9001" calcext:value-type="float">
            <text:p>19.90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7.2243" calcext:value-type="float">
            <text:p>17.2243</text:p>
          </table:table-cell>
          <table:table-cell table:formula="of:=AVERAGE([.C110:.C116])" office:value-type="float" office:value="17.48074" calcext:value-type="float">
            <text:p>17.4807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7.607" calcext:value-type="float">
            <text:p>17.60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.1765" calcext:value-type="float">
            <text:p>16.176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7.5936" calcext:value-type="float">
            <text:p>17.593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192" calcext:value-type="float">
            <text:p>18.19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7.0669" calcext:value-type="float">
            <text:p>17.066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7.9119" calcext:value-type="float">
            <text:p>17.911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2369" calcext:value-type="float">
            <text:p>14.2369</text:p>
          </table:table-cell>
          <table:table-cell/>
          <table:table-cell table:formula="of:=AVERAGE([.C118:.C124])" office:value-type="float" office:value="15.62014" calcext:value-type="float">
            <text:p>15.6201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3565" calcext:value-type="float">
            <text:p>17.356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4.4006" calcext:value-type="float">
            <text:p>14.400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.9066" calcext:value-type="float">
            <text:p>15.906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.0407" calcext:value-type="float">
            <text:p>15.040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7.3017" calcext:value-type="float">
            <text:p>17.301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.4511" calcext:value-type="float">
            <text:p>15.451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4.4648" calcext:value-type="float">
            <text:p>14.4648</text:p>
          </table:table-cell>
          <table:table-cell table:formula="of:=AVERAGE([.C126:.C132])" office:value-type="float" office:value="14.9083" calcext:value-type="float">
            <text:p>14.908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5.6504" calcext:value-type="float">
            <text:p>15.6504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4.022" calcext:value-type="float">
            <text:p>14.022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3206" calcext:value-type="float">
            <text:p>16.320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7803" calcext:value-type="float">
            <text:p>13.780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5.6236" calcext:value-type="float">
            <text:p>15.623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4.7807" calcext:value-type="float">
            <text:p>14.780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2324" calcext:value-type="float">
            <text:p>12.2324</text:p>
          </table:table-cell>
          <table:table-cell/>
          <table:table-cell table:formula="of:=AVERAGE([.C134:.C140])" office:value-type="float" office:value="13.80972" calcext:value-type="float">
            <text:p>13.8097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3.3227" calcext:value-type="float">
            <text:p>13.322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3.8982" calcext:value-type="float">
            <text:p>13.898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1049" calcext:value-type="float">
            <text:p>16.104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4.1201" calcext:value-type="float">
            <text:p>14.120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4.7384" calcext:value-type="float">
            <text:p>14.738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2.9692" calcext:value-type="float">
            <text:p>12.969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6.1201" calcext:value-type="float">
            <text:p>16.1201</text:p>
          </table:table-cell>
          <table:table-cell table:formula="of:=AVERAGE([.C142:.C148])" office:value-type="float" office:value="14.9589" calcext:value-type="float">
            <text:p>14.9589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4.6974" calcext:value-type="float">
            <text:p>14.697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3.7768" calcext:value-type="float">
            <text:p>13.7768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7.0665" calcext:value-type="float">
            <text:p>17.0665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.3169" calcext:value-type="float">
            <text:p>16.316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0756" calcext:value-type="float">
            <text:p>13.0756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3.1337" calcext:value-type="float">
            <text:p>13.133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0511" calcext:value-type="float">
            <text:p>15.0511</text:p>
          </table:table-cell>
          <table:table-cell/>
          <table:table-cell table:formula="of:=AVERAGE([.C150:.C156])" office:value-type="float" office:value="13.96256" calcext:value-type="float">
            <text:p>13.9625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3.7385" calcext:value-type="float">
            <text:p>13.738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3.8964" calcext:value-type="float">
            <text:p>13.896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4.452" calcext:value-type="float">
            <text:p>14.452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3293" calcext:value-type="float">
            <text:p>13.3293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3.6747" calcext:value-type="float">
            <text:p>13.6747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4.0512" calcext:value-type="float">
            <text:p>14.051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0/00/0000</text:date>, <text:time style:data-style-name="N2" text:time-value="14:56:04.692789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3:35:51.844830930</meta:creation-date>
    <meta:generator>LibreOffice/5.1.6.2$Linux_X86_64 LibreOffice_project/10m0$Build-2</meta:generator>
    <dc:date>2018-03-24T15:30:15.823145199</dc:date>
    <meta:editing-duration>PT1H39M18S</meta:editing-duration>
    <meta:editing-cycles>22</meta:editing-cycles>
    <meta:document-statistic meta:table-count="1" meta:cell-count="56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_32__20_Dots_20_1_20_Dash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317cm" svg:height="9.06cm" xlink:href=".." xlink:type="simple" chart:class="chart:scatter" chart:style-name="ch1">
        <chart:title svg:x="9.072cm" svg:y="0.317cm" chart:style-name="ch2">
          <text:p>Xeon</text:p>
        </chart:title>
        <chart:subtitle svg:x="8.146cm" svg:y="1.277cm" chart:style-name="ch3">
          <text:p>Completion Time</text:p>
        </chart:subtitle>
        <chart:legend svg:x="15.384cm" svg:y="3.701cm" style:legend-expansion="custom" chartooo:width="3.732cm" chartooo:height="1.603cm" style:legend-expansion-aspect-ratio="2.32813474734872" chart:style-name="ch4"/>
        <chart:plot-area chart:style-name="ch5" table:cell-range-address="Sheet1.F4:Sheet1.I12 Sheet1.G3:Sheet1.I3" chart:data-source-has-labels="row" svg:x="1.733cm" svg:y="2.151cm" svg:width="13.647cm" svg:height="6.482cm">
          <chartooo:coordinate-region svg:x="2.354cm" svg:y="2.35cm" svg:width="12.839cm" svg:height="5.636cm"/>
          <chart:axis chart:dimension="x" chart:name="primary-x" chart:style-name="ch6">
            <chart:title svg:x="7.123cm" svg:y="8.5cm" chart:style-name="ch7">
              <text:p>Number of Workers</text:p>
            </chart:title>
          </chart:axis>
          <chart:axis chart:dimension="y" chart:name="primary-y" chart:style-name="ch6">
            <chart:title svg:x="0.787cm" svg:y="6.653cm" chart:style-name="ch8">
              <text:p>Completion Time</text:p>
            </chart:title>
            <chart:grid chart:style-name="ch9" chart:class="major"/>
          </chart:axis>
          <chart:series chart:style-name="ch10" chart:values-cell-range-address="Sheet1.G4:Sheet1.G12" chart:label-cell-address="Sheet1.G3:Sheet1.G3" chart:class="chart:scatter">
            <chart:domain table:cell-range-address="Sheet1.F4:Sheet1.F12"/>
            <chart:data-point chart:repeated="9"/>
          </chart:series>
          <chart:series chart:style-name="ch11" chart:values-cell-range-address="Sheet1.H4:Sheet1.H12" chart:label-cell-address="Sheet1.H3:Sheet1.H3" chart:class="chart:scatter">
            <chart:data-point chart:repeated="9"/>
          </chart:series>
          <chart:series chart:style-name="ch12" chart:values-cell-range-address="Sheet1.I4:Sheet1.I12" chart:label-cell-address="Sheet1.I3:Sheet1.I3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astFlow</text:p>
                <draw:g>
                  <svg:desc>Sheet1.G3:Sheet1.G3</svg:desc>
                </draw:g>
              </table:table-cell>
              <table:table-cell office:value-type="string">
                <text:p>Threads</text:p>
                <draw:g>
                  <svg:desc>Sheet1.H3:Sheet1.H3</svg:desc>
                </draw:g>
              </table:table-cell>
              <table:table-cell office:value-type="string">
                <text:p>Sequential</text:p>
                <draw:g>
                  <svg:desc>Sheet1.I3:Sheet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4:Sheet1.F12</svg:desc>
                </draw:g>
              </table:table-cell>
              <table:table-cell office:value-type="float" office:value="30.82624">
                <text:p>30.82624</text:p>
                <draw:g>
                  <svg:desc>Sheet1.G4:Sheet1.G12</svg:desc>
                </draw:g>
              </table:table-cell>
              <table:table-cell office:value-type="float" office:value="42.15874">
                <text:p>42.15874</text:p>
                <draw:g>
                  <svg:desc>Sheet1.H4:Sheet1.H12</svg:desc>
                </draw:g>
              </table:table-cell>
              <table:table-cell office:value-type="float" office:value="28.44498">
                <text:p>28.44498</text:p>
                <draw:g>
                  <svg:desc>Sheet1.I4:Sheet1.I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8155">
                <text:p>23.8155</text:p>
              </table:table-cell>
              <table:table-cell office:value-type="float" office:value="29.04506">
                <text:p>29.04506</text:p>
              </table:table-cell>
              <table:table-cell office:value-type="float" office:value="28.44498">
                <text:p>28.444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9.70668">
                <text:p>19.70668</text:p>
              </table:table-cell>
              <table:table-cell office:value-type="float" office:value="19.0932">
                <text:p>19.0932</text:p>
              </table:table-cell>
              <table:table-cell office:value-type="float" office:value="28.44498">
                <text:p>28.44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6.42612">
                <text:p>16.42612</text:p>
              </table:table-cell>
              <table:table-cell office:value-type="float" office:value="17.48074">
                <text:p>17.48074</text:p>
              </table:table-cell>
              <table:table-cell office:value-type="float" office:value="28.44498">
                <text:p>28.444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5.19854">
                <text:p>15.19854</text:p>
              </table:table-cell>
              <table:table-cell office:value-type="float" office:value="15.62014">
                <text:p>15.62014</text:p>
              </table:table-cell>
              <table:table-cell office:value-type="float" office:value="28.44498">
                <text:p>28.44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3.74184">
                <text:p>13.74184</text:p>
              </table:table-cell>
              <table:table-cell office:value-type="float" office:value="14.9083">
                <text:p>14.9083</text:p>
              </table:table-cell>
              <table:table-cell office:value-type="float" office:value="28.44498">
                <text:p>28.44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.48354">
                <text:p>12.48354</text:p>
              </table:table-cell>
              <table:table-cell office:value-type="float" office:value="13.80972">
                <text:p>13.80972</text:p>
              </table:table-cell>
              <table:table-cell office:value-type="float" office:value="28.44498">
                <text:p>28.44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1.47672">
                <text:p>11.47672</text:p>
              </table:table-cell>
              <table:table-cell office:value-type="float" office:value="14.9589">
                <text:p>14.9589</text:p>
              </table:table-cell>
              <table:table-cell office:value-type="float" office:value="28.44498">
                <text:p>28.44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1.38564">
                <text:p>11.38564</text:p>
              </table:table-cell>
              <table:table-cell office:value-type="float" office:value="13.96256">
                <text:p>13.96256</text:p>
              </table:table-cell>
              <table:table-cell office:value-type="float" office:value="28.44498">
                <text:p>28.444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_32__20_Dots_20_1_20_Dash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62cm" svg:height="10.546cm" xlink:href=".." xlink:type="simple" chart:class="chart:scatter" chart:style-name="ch1">
        <chart:title svg:x="9.045cm" svg:y="0.346cm" chart:style-name="ch2">
          <text:p>Xeon</text:p>
        </chart:title>
        <chart:subtitle svg:x="8.793cm" svg:y="1.335cm" chart:style-name="ch3">
          <text:p>Speedup</text:p>
        </chart:subtitle>
        <chart:legend chart:legend-position="end" svg:x="15.716cm" svg:y="4.476cm" style:legend-expansion="high" chart:style-name="ch4"/>
        <chart:plot-area chart:style-name="ch5" table:cell-range-address="Sheet1.F25:Sheet1.I34" chart:data-source-has-labels="row" svg:x="1.396cm" svg:y="2.228cm" svg:width="13.935cm" svg:height="7.127cm">
          <chartooo:coordinate-region svg:x="1.832cm" svg:y="2.427cm" svg:width="13.127cm" svg:height="6.281cm"/>
          <chart:axis chart:dimension="x" chart:name="primary-x" chart:style-name="ch6">
            <chart:title svg:x="6.93cm" svg:y="9.565cm" chart:style-name="ch7">
              <text:p>Number of Workers</text:p>
            </chart:title>
          </chart:axis>
          <chart:axis chart:dimension="y" chart:name="primary-y" chart:style-name="ch6">
            <chart:title svg:x="0.451cm" svg:y="6.51cm" chart:style-name="ch8">
              <text:p>Speedup</text:p>
            </chart:title>
            <chart:grid chart:style-name="ch9" chart:class="major"/>
          </chart:axis>
          <chart:series chart:style-name="ch10" chart:values-cell-range-address="Sheet1.G26:Sheet1.G34" chart:label-cell-address="Sheet1.G25:Sheet1.G25" chart:class="chart:scatter">
            <chart:domain table:cell-range-address="Sheet1.F26:Sheet1.F34"/>
            <chart:data-point chart:repeated="9"/>
          </chart:series>
          <chart:series chart:style-name="ch11" chart:values-cell-range-address="Sheet1.H26:Sheet1.H34" chart:label-cell-address="Sheet1.H25:Sheet1.H25" chart:class="chart:scatter">
            <chart:data-point chart:repeated="9"/>
          </chart:series>
          <chart:series chart:style-name="ch12" chart:values-cell-range-address="Sheet1.I26:Sheet1.I34" chart:label-cell-address="Sheet1.I25:Sheet1.I25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astFlow</text:p>
                <draw:g>
                  <svg:desc>Sheet1.G25:Sheet1.G25</svg:desc>
                </draw:g>
              </table:table-cell>
              <table:table-cell office:value-type="string">
                <text:p>Threads</text:p>
                <draw:g>
                  <svg:desc>Sheet1.H25:Sheet1.H25</svg:desc>
                </draw:g>
              </table:table-cell>
              <table:table-cell office:value-type="string">
                <text:p>Ideal</text:p>
                <draw:g>
                  <svg:desc>Sheet1.I25:Sheet1.I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26:Sheet1.F34</svg:desc>
                </draw:g>
              </table:table-cell>
              <table:table-cell office:value-type="float" office:value="0.922752174770585">
                <text:p>0.922752174770585</text:p>
                <draw:g>
                  <svg:desc>Sheet1.G26:Sheet1.G34</svg:desc>
                </draw:g>
              </table:table-cell>
              <table:table-cell office:value-type="float" office:value="0.674711340993588">
                <text:p>0.674711340993588</text:p>
                <draw:g>
                  <svg:desc>Sheet1.H26:Sheet1.H34</svg:desc>
                </draw:g>
              </table:table-cell>
              <table:table-cell office:value-type="float" office:value="1">
                <text:p>1</text:p>
                <draw:g>
                  <svg:desc>Sheet1.I26:Sheet1.I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19438936826856">
                <text:p>1.19438936826856</text:p>
              </table:table-cell>
              <table:table-cell office:value-type="float" office:value="0.979339688057108">
                <text:p>0.979339688057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44341817089434">
                <text:p>1.44341817089434</text:p>
              </table:table-cell>
              <table:table-cell office:value-type="float" office:value="1.48979636729307">
                <text:p>1.489796367293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.73169196377477">
                <text:p>1.73169196377477</text:p>
              </table:table-cell>
              <table:table-cell office:value-type="float" office:value="1.62721829853885">
                <text:p>1.627218298538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.87156003142407">
                <text:p>1.87156003142407</text:p>
              </table:table-cell>
              <table:table-cell office:value-type="float" office:value="1.82104513787969">
                <text:p>1.821045137879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06995424193558">
                <text:p>2.06995424193558</text:p>
              </table:table-cell>
              <table:table-cell office:value-type="float" office:value="1.90799621687248">
                <text:p>1.907996216872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.2785988589775">
                <text:p>2.2785988589775</text:p>
              </table:table-cell>
              <table:table-cell office:value-type="float" office:value="2.05977963347555">
                <text:p>2.059779633475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.47849385538725">
                <text:p>2.47849385538725</text:p>
              </table:table-cell>
              <table:table-cell office:value-type="float" office:value="1.90154222569841">
                <text:p>1.901542225698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.49832069167829">
                <text:p>2.49832069167829</text:p>
              </table:table-cell>
              <table:table-cell office:value-type="float" office:value="2.03723242729127">
                <text:p>2.03723242729127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585cm" svg:height="9cm" xlink:href=".." xlink:type="simple" chart:class="chart:scatter" chart:style-name="ch1">
        <chart:title svg:x="8.206cm" svg:y="0.316cm" chart:style-name="ch2">
          <text:p>Xeon</text:p>
        </chart:title>
        <chart:subtitle svg:x="7.849cm" svg:y="1.275cm" chart:style-name="ch3">
          <text:p>Scalability</text:p>
        </chart:subtitle>
        <chart:legend chart:legend-position="end" svg:x="14.039cm" svg:y="3.952cm" style:legend-expansion="high" chart:style-name="ch4"/>
        <chart:plot-area chart:style-name="ch5" table:cell-range-address="Sheet1.F50:Sheet1.H59" chart:data-source-has-labels="row" svg:x="1.362cm" svg:y="2.138cm" svg:width="12.326cm" svg:height="5.701cm">
          <chartooo:coordinate-region svg:x="2.089cm" svg:y="2.338cm" svg:width="11.413cm" svg:height="4.854cm"/>
          <chart:axis chart:dimension="x" chart:name="primary-x" chart:style-name="ch6">
            <chart:title svg:x="6.092cm" svg:y="8.019cm" chart:style-name="ch7">
              <text:p>Number of Workers</text:p>
            </chart:title>
          </chart:axis>
          <chart:axis chart:dimension="y" chart:name="primary-y" chart:style-name="ch6">
            <chart:title svg:x="0.451cm" svg:y="5.786cm" chart:style-name="ch8">
              <text:p>Scalability</text:p>
            </chart:title>
            <chart:grid chart:style-name="ch9" chart:class="major"/>
          </chart:axis>
          <chart:series chart:style-name="ch10" chart:values-cell-range-address="Sheet1.G51:Sheet1.G59" chart:label-cell-address="Sheet1.G50:Sheet1.G50" chart:class="chart:scatter">
            <chart:domain table:cell-range-address="Sheet1.F51:Sheet1.F59"/>
            <chart:data-point chart:repeated="9"/>
          </chart:series>
          <chart:series chart:style-name="ch11" chart:values-cell-range-address="Sheet1.H51:Sheet1.H59" chart:label-cell-address="Sheet1.H50:Sheet1.H50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astFlow</text:p>
                <draw:g>
                  <svg:desc>Sheet1.G50:Sheet1.G50</svg:desc>
                </draw:g>
              </table:table-cell>
              <table:table-cell office:value-type="string">
                <text:p>Threads</text:p>
                <draw:g>
                  <svg:desc>Sheet1.H50:Sheet1.H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51:Sheet1.F59</svg:desc>
                </draw:g>
              </table:table-cell>
              <table:table-cell office:value-type="float" office:value="1">
                <text:p>1</text:p>
                <draw:g>
                  <svg:desc>Sheet1.G51:Sheet1.G59</svg:desc>
                </draw:g>
              </table:table-cell>
              <table:table-cell office:value-type="float" office:value="1">
                <text:p>1</text:p>
                <draw:g>
                  <svg:desc>Sheet1.H51:Sheet1.H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9437719132498">
                <text:p>1.29437719132498</text:p>
              </table:table-cell>
              <table:table-cell office:value-type="float" office:value="1.45149433328766">
                <text:p>1.451494333287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56425333947677">
                <text:p>1.56425333947677</text:p>
              </table:table-cell>
              <table:table-cell office:value-type="float" office:value="2.20804998638259">
                <text:p>2.208049986382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.87665985637509">
                <text:p>1.87665985637509</text:p>
              </table:table-cell>
              <table:table-cell office:value-type="float" office:value="2.41172513291771">
                <text:p>2.41172513291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02823692275705">
                <text:p>2.02823692275705</text:p>
              </table:table-cell>
              <table:table-cell office:value-type="float" office:value="2.69899885660436">
                <text:p>2.69899885660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243239624388">
                <text:p>2.243239624388</text:p>
              </table:table-cell>
              <table:table-cell office:value-type="float" office:value="2.82787038092874">
                <text:p>2.82787038092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.46935084118768">
                <text:p>2.46935084118768</text:p>
              </table:table-cell>
              <table:table-cell office:value-type="float" office:value="3.05283090460922">
                <text:p>3.052830904609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.68597996640155">
                <text:p>2.68597996640155</text:p>
              </table:table-cell>
              <table:table-cell office:value-type="float" office:value="2.81830482187861">
                <text:p>2.818304821878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.70746659827643">
                <text:p>2.70746659827643</text:p>
              </table:table-cell>
              <table:table-cell office:value-type="float" office:value="3.01941334540371">
                <text:p>3.019413345403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Xeon</text:p>
        </chart:title>
        <chart:subtitle svg:x="7.096cm" svg:y="1.275cm" chart:style-name="ch3">
          <text:p>Efficiency</text:p>
        </chart:subtitle>
        <chart:legend chart:legend-position="end" svg:x="12.454cm" svg:y="3.952cm" style:legend-expansion="high" chart:style-name="ch4"/>
        <chart:plot-area chart:style-name="ch5" table:cell-range-address="Sheet1.F72:Sheet1.H81" chart:data-source-has-labels="row" svg:x="1.331cm" svg:y="2.138cm" svg:width="10.803cm" svg:height="5.701cm">
          <chartooo:coordinate-region svg:x="2.058cm" svg:y="2.337cm" svg:width="9.889cm" svg:height="4.855cm"/>
          <chart:axis chart:dimension="x" chart:name="primary-x" chart:style-name="ch6">
            <chart:title svg:x="5.299cm" svg:y="8.019cm" chart:style-name="ch7">
              <text:p>Number of Workers</text:p>
            </chart:title>
          </chart:axis>
          <chart:axis chart:dimension="y" chart:name="primary-y" chart:style-name="ch6">
            <chart:title svg:x="0.451cm" svg:y="5.72cm" chart:style-name="ch8">
              <text:p>Efficiency</text:p>
            </chart:title>
            <chart:grid chart:style-name="ch9" chart:class="major"/>
          </chart:axis>
          <chart:series chart:style-name="ch10" chart:values-cell-range-address="Sheet1.G73:Sheet1.G81" chart:label-cell-address="Sheet1.G72:Sheet1.G72" chart:class="chart:scatter">
            <chart:domain table:cell-range-address="Sheet1.F73:Sheet1.F81"/>
            <chart:data-point chart:repeated="9"/>
          </chart:series>
          <chart:series chart:style-name="ch11" chart:values-cell-range-address="Sheet1.H73:Sheet1.H81" chart:label-cell-address="Sheet1.H72:Sheet1.H72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astFlow</text:p>
                <draw:g>
                  <svg:desc>Sheet1.G72:Sheet1.G72</svg:desc>
                </draw:g>
              </table:table-cell>
              <table:table-cell office:value-type="string">
                <text:p>Threads</text:p>
                <draw:g>
                  <svg:desc>Sheet1.H72:Sheet1.H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73:Sheet1.F81</svg:desc>
                </draw:g>
              </table:table-cell>
              <table:table-cell office:value-type="float" office:value="0.922752174770585">
                <text:p>0.922752174770585</text:p>
                <draw:g>
                  <svg:desc>Sheet1.G73:Sheet1.G81</svg:desc>
                </draw:g>
              </table:table-cell>
              <table:table-cell office:value-type="float" office:value="0.674711340993588">
                <text:p>0.674711340993588</text:p>
                <draw:g>
                  <svg:desc>Sheet1.H73:Sheet1.H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97194684134282">
                <text:p>0.597194684134282</text:p>
              </table:table-cell>
              <table:table-cell office:value-type="float" office:value="0.489669844028554">
                <text:p>0.489669844028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360854542723584">
                <text:p>0.360854542723584</text:p>
              </table:table-cell>
              <table:table-cell office:value-type="float" office:value="0.372449091823267">
                <text:p>0.372449091823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288615327295795">
                <text:p>0.288615327295795</text:p>
              </table:table-cell>
              <table:table-cell office:value-type="float" office:value="0.271203049756475">
                <text:p>0.271203049756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233945003928009">
                <text:p>0.233945003928009</text:p>
              </table:table-cell>
              <table:table-cell office:value-type="float" office:value="0.227630642234961">
                <text:p>0.2276306422349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206995424193558">
                <text:p>0.206995424193558</text:p>
              </table:table-cell>
              <table:table-cell office:value-type="float" office:value="0.190799621687248">
                <text:p>0.190799621687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189883238248125">
                <text:p>0.189883238248125</text:p>
              </table:table-cell>
              <table:table-cell office:value-type="float" office:value="0.171648302789629">
                <text:p>0.1716483027896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177035275384804">
                <text:p>0.177035275384804</text:p>
              </table:table-cell>
              <table:table-cell office:value-type="float" office:value="0.135824444692744">
                <text:p>0.1358244446927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156145043229893">
                <text:p>0.156145043229893</text:p>
              </table:table-cell>
              <table:table-cell office:value-type="float" office:value="0.127327026705704">
                <text:p>0.1273270267057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